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100 pores, R2 = 1, R1 = 0.5, R = 0.1, r = 0.01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116742484607026" calcext:value-type="float">
            <text:p>0.11674</text:p>
          </table:table-cell>
          <table:table-cell office:value-type="float" office:value="0.207473449035099" calcext:value-type="float">
            <text:p>0.20747</text:p>
          </table:table-cell>
          <table:table-cell table:style-name="ce3" office:value-type="float" office:value="0.290888279816514" calcext:value-type="float">
            <text:p>0.29089</text:p>
          </table:table-cell>
        </table:table-row>
        <table:table-row table:style-name="ro1">
          <table:table-cell table:style-name="Default"/>
          <table:table-cell office:value-type="float" office:value="8283" calcext:value-type="float">
            <text:p>8283</text:p>
          </table:table-cell>
          <table:table-cell table:style-name="Default" office:value-type="float" office:value="7721" calcext:value-type="float">
            <text:p>7721</text:p>
          </table:table-cell>
          <table:table-cell office:value-type="float" office:value="8720" calcext:value-type="float">
            <text:p>8720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11875990864371" calcext:value-type="float">
            <text:p>0.11876</text:p>
          </table:table-cell>
          <table:table-cell office:value-type="float" office:value="0.207473449035099" calcext:value-type="float">
            <text:p>0.20747</text:p>
          </table:table-cell>
          <table:table-cell table:style-name="ce3" office:value-type="float" office:value="0.287476517741365" calcext:value-type="float">
            <text:p>0.28748</text:p>
          </table:table-cell>
        </table:table-row>
        <table:table-row table:style-name="ro1">
          <table:table-cell table:style-name="Default"/>
          <table:table-cell office:value-type="float" office:value="8538" calcext:value-type="float">
            <text:p>8538</text:p>
          </table:table-cell>
          <table:table-cell table:style-name="Default" office:value-type="float" office:value="7721" calcext:value-type="float">
            <text:p>7721</text:p>
          </table:table-cell>
          <table:table-cell office:value-type="float" office:value="8483" calcext:value-type="float">
            <text:p>8483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0829435473411154" calcext:value-type="float">
            <text:p>0.08294</text:p>
          </table:table-cell>
          <table:table-cell office:value-type="float" office:value="0.207473449035099" calcext:value-type="float">
            <text:p>0.20747</text:p>
          </table:table-cell>
          <table:table-cell table:style-name="ce3" office:value-type="float" office:value="0.201504353083434" calcext:value-type="float">
            <text:p>0.20150</text:p>
          </table:table-cell>
        </table:table-row>
        <table:table-row table:style-name="ro1">
          <table:table-cell table:style-name="Default"/>
          <table:table-cell office:value-type="float" office:value="9252" calcext:value-type="float">
            <text:p>9252</text:p>
          </table:table-cell>
          <table:table-cell table:style-name="Default" office:value-type="float" office:value="7721" calcext:value-type="float">
            <text:p>7721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100 pores, R2 = 1, R1 = 0.5, R = 0.1, r = 0.03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339124334023464" calcext:value-type="float">
            <text:p>0.33912</text:p>
          </table:table-cell>
          <table:table-cell office:value-type="float" office:value="0.331827684365782" calcext:value-type="float">
            <text:p>0.33183</text:p>
          </table:table-cell>
          <table:table-cell table:style-name="ce3" office:value-type="float" office:value="0.371497262532982" calcext:value-type="float">
            <text:p>0.37150</text:p>
          </table:table-cell>
        </table:table-row>
        <table:table-row table:style-name="ro1">
          <table:table-cell table:style-name="Default"/>
          <table:table-cell office:value-type="float" office:value="7245" calcext:value-type="float">
            <text:p>7245</text:p>
          </table:table-cell>
          <table:table-cell table:style-name="Default" office:value-type="float" office:value="6780" calcext:value-type="float">
            <text:p>6780</text:p>
          </table:table-cell>
          <table:table-cell office:value-type="float" office:value="9096" calcext:value-type="float">
            <text:p>9096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328304525964745" calcext:value-type="float">
            <text:p>0.32830</text:p>
          </table:table-cell>
          <table:table-cell office:value-type="float" office:value="0.331827684365782" calcext:value-type="float">
            <text:p>0.33183</text:p>
          </table:table-cell>
          <table:table-cell table:style-name="ce3" office:value-type="float" office:value="0.40372" calcext:value-type="float">
            <text:p>0.40372</text:p>
          </table:table-cell>
        </table:table-row>
        <table:table-row table:style-name="ro1">
          <table:table-cell table:style-name="Default"/>
          <table:table-cell office:value-type="float" office:value="8396" calcext:value-type="float">
            <text:p>8396</text:p>
          </table:table-cell>
          <table:table-cell table:style-name="Default" office:value-type="float" office:value="6780" calcext:value-type="float">
            <text:p>6780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204636453458138" calcext:value-type="float">
            <text:p>0.20464</text:p>
          </table:table-cell>
          <table:table-cell office:value-type="float" office:value="0.331827684365782" calcext:value-type="float">
            <text:p>0.33183</text:p>
          </table:table-cell>
          <table:table-cell table:style-name="ce3" office:value-type="float" office:value="0.336368630201029" calcext:value-type="float">
            <text:p>0.33637</text:p>
          </table:table-cell>
        </table:table-row>
        <table:table-row table:style-name="ro1">
          <table:table-cell table:style-name="Default"/>
          <table:table-cell office:value-type="float" office:value="9615" calcext:value-type="float">
            <text:p>9615</text:p>
          </table:table-cell>
          <table:table-cell table:style-name="Default" office:value-type="float" office:value="6780" calcext:value-type="float">
            <text:p>6780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100 pores, R2 = 1, R1 = 0.5, R = 0.1, r = 0.07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office:value-type="float" office:value="0.453583769633508" calcext:value-type="float">
            <text:p>0.45358</text:p>
          </table:table-cell>
          <table:table-cell office:value-type="float" office:value="0.404356241426612" calcext:value-type="float">
            <text:p>0.40436</text:p>
          </table:table-cell>
          <table:table-cell table:style-name="ce3" office:value-type="float" office:value="0.358130829237016" calcext:value-type="float">
            <text:p>0.35813</text:p>
          </table:table-cell>
        </table:table-row>
        <table:table-row table:style-name="ro1">
          <table:table-cell table:style-name="Default"/>
          <table:table-cell office:value-type="float" office:value="6494" calcext:value-type="float">
            <text:p>6494</text:p>
          </table:table-cell>
          <table:table-cell table:style-name="Default" office:value-type="float" office:value="6561" calcext:value-type="float">
            <text:p>6561</text:p>
          </table:table-cell>
          <table:table-cell office:value-type="float" office:value="9358" calcext:value-type="float">
            <text:p>9358</text:p>
          </table:table-cell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office:value-type="float" office:value="0.42638056988743" calcext:value-type="float">
            <text:p>0.42638</text:p>
          </table:table-cell>
          <table:table-cell office:value-type="float" office:value="0.404356241426612" calcext:value-type="float">
            <text:p>0.40436</text:p>
          </table:table-cell>
          <table:table-cell table:style-name="ce3" office:value-type="float" office:value="0.433171946723748" calcext:value-type="float">
            <text:p>0.43317</text:p>
          </table:table-cell>
        </table:table-row>
        <table:table-row table:style-name="ro1">
          <table:table-cell table:style-name="Default"/>
          <table:table-cell office:value-type="float" office:value="8528" calcext:value-type="float">
            <text:p>8528</text:p>
          </table:table-cell>
          <table:table-cell table:style-name="Default" office:value-type="float" office:value="6561" calcext:value-type="float">
            <text:p>6561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office:value-type="float" office:value="0.25442403385337" calcext:value-type="float">
            <text:p>0.25442</text:p>
          </table:table-cell>
          <table:table-cell office:value-type="float" office:value="0.404356241426612" calcext:value-type="float">
            <text:p>0.40436</text:p>
          </table:table-cell>
          <table:table-cell table:style-name="ce3" office:value-type="float" office:value="0.390373907455013" calcext:value-type="float">
            <text:p>0.39037</text:p>
          </table:table-cell>
        </table:table-row>
        <table:table-row table:style-name="ro1">
          <table:table-cell table:style-name="Default"/>
          <table:table-cell office:value-type="float" office:value="9807" calcext:value-type="float">
            <text:p>9807</text:p>
          </table:table-cell>
          <table:table-cell table:style-name="Default" office:value-type="float" office:value="6561" calcext:value-type="float">
            <text:p>6561</text:p>
          </table:table-cell>
          <table:table-cell office:value-type="float" office:value="6224" calcext:value-type="float">
            <text:p>6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9:43.760405838</meta:creation-date>
    <dc:date>2023-11-26T15:11:28.649799859</dc:date>
    <meta:editing-duration>PT11M42S</meta:editing-duration>
    <meta:editing-cycles>6</meta:editing-cycles>
    <meta:generator>LibreOffice/7.3.7.2$Linux_X86_64 LibreOffice_project/30$Build-2</meta:generator>
    <meta:document-statistic meta:table-count="1" meta:cell-count="78" meta:object-count="0"/>
  </office:meta>
</office:document-meta>
</file>